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7]-[.F7]" office:value-type="float" office:value="40" calcext:value-type="float">
            <text:p>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80" calcext:value-type="float">
            <text:p>78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8]-[.F8]" office:value-type="float" office:value="-40" calcext:value-type="float">
            <text:p>(40,00)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4]-[.F14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5]-[.F15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5])" office:value-type="float" office:value="1480" calcext:value-type="float">
            <text:p>1.48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0.869790872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0.8719274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01.189041353</dc:date>
    <dc:language>pt-PT</dc:language>
    <meta:editing-cycles>495</meta:editing-cycles>
    <meta:editing-duration>P2DT14H1M2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